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fo:color="#000000" style:font-name="Calibri" style:font-name-asian="Times New Roman1" style:language-asian="ru" style:country-asian="RU" style:font-name-complex="Times New Roman1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left="0.953cm" fo:margin-right="0cm" fo:margin-top="0cm" fo:margin-bottom="0cm" fo:line-height="100%" fo:text-indent="0cm" style:auto-text-indent="false"/>
    </style:style>
    <style:style style:name="P4" style:family="paragraph" style:parent-style-name="Standard" style:list-style-name="WWNum9">
      <style:paragraph-properties fo:margin-left="0.953cm" fo:margin-right="0cm" fo:margin-top="0cm" fo:margin-bottom="0cm" fo:line-height="100%" fo:text-indent="0cm" style:auto-text-indent="false"/>
    </style:style>
    <style:style style:name="P5" style:family="paragraph" style:parent-style-name="Standard" style:list-style-name="WWNum9">
      <style:paragraph-properties fo:margin-left="0cm" fo:margin-right="0cm" fo:margin-top="0cm" fo:margin-bottom="0cm" fo:line-height="100%" fo:text-indent="0cm" style:auto-text-indent="false"/>
      <style:text-properties fo:language="ru" fo:country="RU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Normal_20__28_Web_29_">
      <style:paragraph-properties fo:margin-top="0cm" fo:margin-bottom="0cm"/>
    </style:style>
    <style:style style:name="P8" style:family="paragraph" style:parent-style-name="List_20_Paragraph" style:list-style-name="WWNum2"/>
    <style:style style:name="T1" style:family="text">
      <style:text-properties fo:language="en" fo:country="US"/>
    </style:style>
    <style:style style:name="T2" style:family="text">
      <style:text-properties fo:color="#000000" style:font-name="Calibri" fo:font-size="11pt" style:font-size-asian="11pt" style:font-size-complex="11pt"/>
    </style:style>
    <style:style style:name="T3" style:family="text">
      <style:text-properties fo:color="#000000" style:font-name="Calibri" fo:font-size="11pt" fo:language="en" fo:country="US" style:font-size-asian="11pt" style:font-size-complex="11pt"/>
    </style:style>
    <style:style style:name="T4" style:family="text">
      <style:text-properties fo:color="#000000" style:font-name="Calibri" style:font-name-asian="Times New Roman1" style:language-asian="ru" style:country-asian="RU" style:font-name-complex="Times New Roman1"/>
    </style:style>
    <style:style style:name="T5" style:family="text">
      <style:text-properties fo:color="#000000" style:font-name="Calibri" fo:language="en" fo:country="US" style:font-name-asian="Times New Roman1" style:language-asian="ru" style:country-asian="RU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74171838904708204" text:style-name="Outline">
        <text:list-item>
          <text:h text:style-name="P6" text:outline-level="1">Лабораторные работы №<text:span text:style-name="T1">4</text:span></text:h>
          <text:list>
            <text:list-item>
              <text:h text:style-name="Heading_20_2" text:outline-level="2">Цель работы</text:h>
            </text:list-item>
          </text:list>
        </text:list-item>
      </text:list>
      <text:p text:style-name="Standard">Приобретение практических навыков в:</text:p>
      <text:list xml:id="list2167507117517935412" text:style-name="WWNum2">
        <text:list-item>
          <text:p text:style-name="P8">Освоение принципов работы с файловыми системами</text:p>
        </text:list-item>
        <text:list-item>
          <text:p text:style-name="P8">Обеспечение обмена данных между процессами посредством технологии «<text:span text:style-name="T1">File</text:span> <text:span text:style-name="T1">mapping</text:span>»</text:p>
        </text:list-item>
      </text:list>
      <text:list xml:id="list42235754" text:continue-list="list4174171838904708204" text:style-name="Outline">
        <text:list-item>
          <text:list>
            <text:list-item>
              <text:h text:style-name="Heading_20_2" text:outline-level="2">Задание</text:h>
            </text:list-item>
          </text:list>
        </text:list-item>
      </text:list>
      <text:p text:style-name="P7"><text:span text:style-name="T2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</text:span><text:span text:style-name="T3">memory</text:span><text:span text:style-name="T2">-</text:span><text:span text:style-name="T3">mapped</text:span><text:span text:style-name="T2"> </text:span><text:span text:style-name="T3">files</text:span><text:span text:style-name="T2">).</text:span></text:p>
      <text:p text:style-name="P7"><text:span text:style-name="T2">Необходимо обрабатывать системные ошибки, которые могут возникнуть в результате работы.</text:span></text:p>
      <text:p text:style-name="Standard"/>
      <text:list xml:id="list42241065" text:continue-numbering="true" text:style-name="Outline">
        <text:list-item>
          <text:list>
            <text:list-item>
              <text:h text:style-name="Heading_20_2" text:outline-level="2">Варианты задания</text:h>
            </text:list-item>
          </text:list>
        </text:list-item>
      </text:list>
      <text:list xml:id="list3319488469513787610" text:style-name="WWNum9">
        <text:list-header>
          <text:p text:style-name="P5"><text:span text:style-name="T4">См. лабораторная работа №2.</text:span></text:p>
        </text:list-header>
      </text:list>
      <text:p text:style-name="P1"/>
      <text:p text:style-name="P2"><text:span text:style-name="T4">Варианты выбираются такие же как и в лабораторной работе №2.</text:span><text:bookmark text:name="_GoBack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5b9bd5" style:font-name="Calibri Light" fo:font-size="13pt" fo:font-weight="bold" style:font-size-asian="13pt" style:font-weight-asian="bold" style:font-name-complex="F" style:font-size-complex="13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5b9bd5" style:font-name="Calibri Light" fo:font-size="13pt" fo:font-weight="bold" style:font-size-asian="13pt" style:font-weight-asian="bold" style:font-name-complex="F" style:font-size-complex="13pt" style:font-weight-complex="bold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ма Д</meta:initial-creator>
    <meta:editing-cycles>32</meta:editing-cycles>
    <meta:print-date>2014-09-08T21:01:00</meta:print-date>
    <meta:creation-date>2013-08-19T05:02:00</meta:creation-date>
    <dc:date>2020-10-27T22:01:38.94</dc:date>
    <meta:editing-duration>PT52M28S</meta:editing-duration>
    <meta:generator>OpenOffice/4.1.5$Win32 OpenOffice.org_project/415m1$Build-9789</meta:generator>
    <meta:document-statistic meta:table-count="0" meta:image-count="0" meta:object-count="0" meta:page-count="1" meta:paragraph-count="11" meta:word-count="103" meta:character-count="7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